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IPAゴシック" svg:font-family="IPAゴシック" style:font-family-generic="modern" style:font-pitch="fixed"/>
    <style:font-face style:name="東風ゴシック" svg:font-family="東風ゴシック" style:font-family-generic="roman" style:font-pitch="variable"/>
    <style:font-face style:name="東風ゴシック1" svg:font-family="東風ゴシック" style:font-family-generic="swiss" style:font-pitch="variable"/>
    <style:font-face style:name="東風ゴシック2" svg:font-family="東風ゴシック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これは&lt;&lt;&lt;のサンプルです．</text:p>
      <text:p text:style-name="Standard">標準: 単純なテキストのincludeサンプルです．</text:p>
      <text:p text:style-name="Standard"/>
      <text:h text:style-name="Heading_20_1" text:outline-level="1">見出し1</text:h>
      <text:h text:style-name="Heading_20_2" text:outline-level="2">見出し1.1</text:h>
      <text:p text:style-name="Text_20_body">本文</text:p>
      <text:p text:style-name="Standard"/>
      <text:p text:style-name="Preformatted_20_Text">書式設定前テキスト</text:p>
      <text:p text:style-name="Standard"/>
      <text:p text:style-name="Standard">文字用書式スタイルのincludeテスト</text:p>
      <text:p text:style-name="Standard"><text:span text:style-name="Emphasis">強調</text:span>標準</text:p>
      <text:p text:style-name="Standard"><text:span text:style-name="Variable">変数</text:span>標準</text:p>
      <text:p text:style-name="Standard"><text:span text:style-name="Teletype">等幅フォント</text:span>標準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IPAゴシック" svg:font-family="IPAゴシック" style:font-family-generic="modern" style:font-pitch="fixed"/>
    <style:font-face style:name="東風ゴシック" svg:font-family="東風ゴシック" style:font-family-generic="roman" style:font-pitch="variable"/>
    <style:font-face style:name="東風ゴシック1" svg:font-family="東風ゴシック" style:font-family-generic="swiss" style:font-pitch="variable"/>
    <style:font-face style:name="東風ゴシック2" svg:font-family="東風ゴシック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東風ゴシック" fo:font-size="12pt" fo:language="en" fo:country="US" style:letter-kerning="true" style:font-name-asian="東風ゴシック2" style:font-size-asian="10.5pt" style:language-asian="ja" style:country-asian="JP" style:font-name-complex="東風ゴシック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東風ゴシック1" fo:font-size="14pt" style:font-name-asian="東風ゴシック2" style:font-size-asian="14pt" style:font-name-complex="東風ゴシック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IPAゴシック" fo:font-size="10pt" style:font-name-asian="IPAゴシック" style:font-size-asian="10pt" style:font-name-complex="IPAゴシック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IPAゴシック" style:font-name-asian="IPAゴシック" style:font-name-complex="IPAゴシック"/>
    </style:style>
    <style:style style:name="Variable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
  </meta:generator>
    <meta:creation-date>2007-07-27T03:00:31</meta:creation-date>
    <dc:date>2008-10-14T18:58:16</dc:date>
    <dc:language>en-US</dc:language>
    <meta:editing-cycles>4</meta:editing-cycles>
    <meta:editing-duration>PT9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36" meta:character-count="97"/>
  </office:meta>
</office:document-meta>
</file>